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Standard">
      <style:text-properties officeooo:rsid="0003ab4c" officeooo:paragraph-rsid="0003ab4c"/>
    </style:style>
    <style:style style:name="P7" style:family="paragraph" style:parent-style-name="Standard">
      <style:text-properties officeooo:rsid="000509cb" officeooo:paragraph-rsid="000509cb"/>
    </style:style>
    <style:style style:name="P8" style:family="paragraph" style:parent-style-name="Standard">
      <style:text-properties officeooo:rsid="0006bfea" officeooo:paragraph-rsid="0006bfea"/>
    </style:style>
    <style:style style:name="P9" style:family="paragraph" style:parent-style-name="Standard">
      <style:text-properties officeooo:rsid="0006f33c" officeooo:paragraph-rsid="0006f33c"/>
    </style:style>
    <style:style style:name="T1" style:family="text">
      <style:text-properties officeooo:rsid="0001da8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<text:span text:style-name="T1">n A*</text:span>E <text:s/>​+ <text:span text:style-name="T1">C*(1/N) </text:span>​i∑​Ci​ </text:p>
      <text:p text:style-name="Text_20_body">avec :</text:p>
      <text:list text:style-name="L1">
        <text:list-item>
          <text:p text:style-name="P2">E = énergie totale consommée </text:p>
        </text:list-item>
        <text:list-item>
          <text:p text:style-name="P3">Ci​ = date de fin de la tâche i</text:p>
        </text:list-item>
      </text:list>
      <text:list text:style-name="L2">
        <text:list-item>
          <text:p text:style-name="P4"><text:span text:style-name="T1">A</text:span> : importance de l’énergie </text:p>
        </text:list-item>
        <text:list-item>
          <text:p text:style-name="P5"><text:span text:style-name="T1">C</text:span> : importance <text:span text:style-name="T1">de l’optimisation du temp </text:span>(temps moyen)</text:p>
        </text:list-item>
      </text:list>
      <text:p text:style-name="Standard"/>
      <text:p text:style-name="Standard"/>
      <text:p text:style-name="Standard">Proposer une instance pour laquelle il n’existe pas de solution réalisable et expliquer pourquoi aucune solution n'est réalisable pour cette instance :</text:p>
      <text:p text:style-name="Standard"/>
      <text:p text:style-name="P6">machine_id = 1, set_up_time = 20, set_up_energy = 5, tear_down_time = 20, tear_down_energy = 5, min_consumption = 5, end_time =10.</text:p>
      <text:p text:style-name="P6"/>
      <text:p text:style-name="P7">irréalisable car temp minimum = 40 mais date maximalle = 10.</text:p>
      <text:p text:style-name="P7"/>
      <text:p text:style-name="P7"/>
      <text:p text:style-name="P7"/>
      <text:p text:style-name="P7"/>
      <text:p text:style-name="P7"/>
      <text:p text:style-name="P7">Comment évaluer (c'est-à_dire donner une valeur à) une solution réalisable ? Comment évaluer une solution non réalisable ?</text:p>
      <text:p text:style-name="P7"/>
      <text:p text:style-name="P7"/>
      <text:p text:style-name="P8">Évaluer :</text:p>
      <text:p text:style-name="P8"/>
      <text:p text:style-name="P8">valeur des solutions non-réalisables <text:s/>= fonction objectif + pénalité (valeur arbitraire a décider)</text:p>
      <text:p text:style-name="P8">valeur <text:s/>des solutions réalisables = <text:s/>fonction objectif</text:p>
      <text:p text:style-name="P8"/>
      <text:p text:style-name="P9">note plus basse = meilleure solution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15:23:13.389532300</meta:creation-date>
    <dc:date>2026-04-21T16:01:30.637562000</dc:date>
    <meta:editing-duration>PT25M57S</meta:editing-duration>
    <meta:editing-cycles>8</meta:editing-cycles>
    <meta:generator>LibreOffice/26.2.0.3$Windows_X86_64 LibreOffice_project/620$Build-3</meta:generator>
    <meta:document-statistic meta:table-count="0" meta:image-count="0" meta:object-count="0" meta:page-count="1" meta:paragraph-count="14" meta:word-count="130" meta:character-count="840" meta:non-whitespace-character-count="686"/>
  </office:meta>
</office:document-meta>
</file>